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2" style:family="table">
      <style:table-properties style:width="17.013cm" fo:margin-left="0cm" table:align="left"/>
    </style:style>
    <style:style style:name="Tabela2.A" style:family="table-column">
      <style:table-column-properties style:column-width="1.296cm"/>
    </style:style>
    <style:style style:name="Tabela2.C" style:family="table-column">
      <style:table-column-properties style:column-width="2.408cm"/>
    </style:style>
    <style:style style:name="Tabela2.D" style:family="table-column">
      <style:table-column-properties style:column-width="2.399cm"/>
    </style:style>
    <style:style style:name="Tabela2.E" style:family="table-column">
      <style:table-column-properties style:column-width="2.402cm"/>
    </style:style>
    <style:style style:name="Tabela2.F" style:family="table-column">
      <style:table-column-properties style:column-width="2.404cm"/>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officeooo:rsid="000eac5a" officeooo:paragraph-rsid="000eac5a"/>
    </style:style>
    <style:style style:name="P2" style:family="paragraph" style:parent-style-name="Standard">
      <style:paragraph-properties fo:text-align="center" style:justify-single-word="false"/>
      <style:text-properties style:font-name="Times New Roman" fo:font-size="40pt" officeooo:rsid="000eac5a" officeooo:paragraph-rsid="000eac5a" style:font-size-asian="40pt" style:font-size-complex="40pt"/>
    </style:style>
    <style:style style:name="P3" style:family="paragraph" style:parent-style-name="Standard">
      <style:paragraph-properties fo:text-align="center" style:justify-single-word="false"/>
      <style:text-properties style:font-name="Times New Roman" fo:font-size="20pt" officeooo:rsid="000eac5a" officeooo:paragraph-rsid="000eac5a" style:font-size-asian="20pt" style:font-size-complex="20pt"/>
    </style:style>
    <style:style style:name="P4" style:family="paragraph" style:parent-style-name="Standard">
      <style:paragraph-properties fo:text-align="end" style:justify-single-word="false"/>
      <style:text-properties style:font-name="Times New Roman" fo:font-size="20pt" officeooo:rsid="000eac5a" officeooo:paragraph-rsid="000eac5a" style:font-size-asian="20pt" style:font-size-complex="20pt"/>
    </style:style>
    <style:style style:name="P5" style:family="paragraph" style:parent-style-name="Standard">
      <style:paragraph-properties fo:text-align="end" style:justify-single-word="false"/>
      <style:text-properties style:font-name="Times New Roman" fo:font-size="12pt" officeooo:rsid="000eac5a" officeooo:paragraph-rsid="000eac5a" style:font-size-asian="10.5pt" style:font-size-complex="12pt"/>
    </style:style>
    <style:style style:name="P6" style:family="paragraph" style:parent-style-name="Standard">
      <style:paragraph-properties fo:text-align="justify" style:justify-single-word="false"/>
      <style:text-properties style:font-name="Times New Roman" fo:font-size="12pt" officeooo:rsid="00109579" officeooo:paragraph-rsid="00109579" style:font-size-asian="10.5pt" style:font-size-complex="12pt"/>
    </style:style>
    <style:style style:name="P7" style:family="paragraph" style:parent-style-name="Standard">
      <style:paragraph-properties fo:text-align="justify" style:justify-single-word="false"/>
      <style:text-properties style:font-name="Times New Roman" fo:font-size="12pt" officeooo:rsid="008f93a6" officeooo:paragraph-rsid="008f93a6" style:font-size-asian="10.5pt" style:font-size-complex="12pt"/>
    </style:style>
    <style:style style:name="P8" style:family="paragraph" style:parent-style-name="Standard">
      <style:paragraph-properties fo:text-align="center" style:justify-single-word="false"/>
      <style:text-properties style:font-name="Times New Roman" fo:font-size="12pt" officeooo:rsid="0168bdaa" officeooo:paragraph-rsid="0168bdaa" style:font-size-asian="10.5pt" style:font-size-complex="12pt"/>
    </style:style>
    <style:style style:name="P9" style:family="paragraph" style:parent-style-name="Standard">
      <style:paragraph-properties fo:text-align="justify" style:justify-single-word="false"/>
      <style:text-properties style:font-name="Times New Roman" fo:font-size="12pt" officeooo:rsid="001221dd" officeooo:paragraph-rsid="001221dd" style:font-size-asian="10.5pt" style:font-size-complex="12pt"/>
    </style:style>
    <style:style style:name="P10" style:family="paragraph" style:parent-style-name="Standard">
      <style:paragraph-properties fo:text-align="justify" style:justify-single-word="false"/>
      <style:text-properties style:font-name="Times New Roman" fo:font-size="12pt" officeooo:rsid="0169de50" officeooo:paragraph-rsid="0169de50" style:font-size-asian="10.5pt" style:font-size-complex="12pt"/>
    </style:style>
    <style:style style:name="P11" style:family="paragraph" style:parent-style-name="Standard">
      <style:paragraph-properties fo:text-align="justify" style:justify-single-word="false"/>
      <style:text-properties style:font-name="Times New Roman" fo:font-size="12pt" officeooo:rsid="016af2cc" officeooo:paragraph-rsid="016b0c2a" style:font-size-asian="10.5pt" style:font-size-complex="12pt"/>
    </style:style>
    <style:style style:name="P12" style:family="paragraph" style:parent-style-name="Standard">
      <style:paragraph-properties fo:text-align="justify" style:justify-single-word="false"/>
      <style:text-properties style:font-name="Times New Roman" fo:font-size="12pt" officeooo:rsid="016eceaa" officeooo:paragraph-rsid="016eceaa" style:font-size-asian="10.5pt" style:font-size-complex="12pt"/>
    </style:style>
    <style:style style:name="P13" style:family="paragraph" style:parent-style-name="Standard">
      <style:paragraph-properties fo:text-align="justify" style:justify-single-word="false"/>
      <style:text-properties style:font-name="Times New Roman" fo:font-size="12pt" officeooo:rsid="016f90ec" officeooo:paragraph-rsid="016f90ec" style:font-size-asian="10.5pt" style:font-size-complex="12pt"/>
    </style:style>
    <style:style style:name="P14" style:family="paragraph" style:parent-style-name="Standard">
      <style:paragraph-properties fo:text-align="justify" style:justify-single-word="false"/>
      <style:text-properties style:font-name="Times New Roman" fo:font-size="12pt" officeooo:rsid="01710287" officeooo:paragraph-rsid="01710287" style:font-size-asian="10.5pt" style:font-size-complex="12pt"/>
    </style:style>
    <style:style style:name="P15" style:family="paragraph" style:parent-style-name="Standard">
      <style:paragraph-properties fo:text-align="justify" style:justify-single-word="false"/>
      <style:text-properties style:font-name="Times New Roman" fo:font-size="12pt" officeooo:rsid="01a23933" officeooo:paragraph-rsid="01a23933" style:font-size-asian="10.5pt" style:font-size-complex="12pt"/>
    </style:style>
    <style:style style:name="P16" style:family="paragraph" style:parent-style-name="Standard">
      <style:paragraph-properties fo:text-align="justify" style:justify-single-word="false"/>
      <style:text-properties style:font-name="Times New Roman" fo:font-size="12pt" fo:font-style="normal" officeooo:rsid="0165b2ad" officeooo:paragraph-rsid="0165b2ad" style:font-size-asian="10.5pt" style:font-style-asian="normal" style:font-size-complex="12pt" style:font-style-complex="normal"/>
    </style:style>
    <style:style style:name="P17" style:family="paragraph" style:parent-style-name="Standard">
      <style:paragraph-properties fo:text-align="justify" style:justify-single-word="false"/>
      <style:text-properties style:font-name="Times New Roman" fo:font-size="14pt" officeooo:rsid="00109579" officeooo:paragraph-rsid="00109579" style:font-size-asian="12.25pt" style:font-size-complex="14pt"/>
    </style:style>
    <style:style style:name="P18" style:family="paragraph" style:parent-style-name="Standard">
      <style:paragraph-properties fo:text-align="justify" style:justify-single-word="false"/>
      <style:text-properties style:font-name="Times New Roman" fo:font-size="14pt" fo:font-style="normal" officeooo:rsid="001221dd" officeooo:paragraph-rsid="001221dd" style:font-size-asian="14pt" style:font-style-asian="normal" style:font-size-complex="14pt" style:font-style-complex="normal"/>
    </style:style>
    <style:style style:name="P1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78f37" officeooo:paragraph-rsid="00178f37"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552" officeooo:paragraph-rsid="003f4629" style:font-size-asian="10.5pt" style:font-size-complex="12pt"/>
    </style:style>
    <style:style style:name="P2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174cf26" officeooo:paragraph-rsid="0174cf26" style:font-size-asian="10.5pt" style:font-size-complex="12pt"/>
    </style:style>
    <style:style style:name="P2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17612e4" officeooo:paragraph-rsid="017612e4" style:font-size-asian="10.5pt" style:font-size-complex="12pt"/>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4629" officeooo:paragraph-rsid="003f4629" style:font-size-asian="10.5pt" style:font-size-complex="12pt"/>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17b512e" officeooo:paragraph-rsid="017b512e" style:font-size-asian="10.5pt" style:font-size-complex="12pt"/>
    </style:style>
    <style:style style:name="P2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17ef594" officeooo:paragraph-rsid="017ef594" style:font-size-asian="10.5pt" style:font-size-complex="12pt"/>
    </style:style>
    <style:style style:name="P2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17ef594" officeooo:paragraph-rsid="017ef594" style:font-size-asian="10.5pt" style:font-size-complex="12pt"/>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17fc371" officeooo:paragraph-rsid="017fc371" style:font-size-asian="10.5pt" style:font-size-complex="12pt"/>
    </style:style>
    <style:style style:name="P2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1849311" officeooo:paragraph-rsid="01849311" style:font-size-asian="10.5pt" style:font-size-complex="12pt"/>
    </style:style>
    <style:style style:name="P29"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f4629" officeooo:paragraph-rsid="003f4629" style:font-size-asian="14pt" style:font-size-complex="14pt"/>
    </style:style>
    <style:style style:name="P30" style:family="paragraph" style:parent-style-name="Standard">
      <style:paragraph-properties fo:text-align="justify" style:justify-single-word="false" fo:padding="0.049cm" fo:border="0.06pt solid #000000" style:shadow="none"/>
      <style:text-properties style:font-name="Courier New" fo:font-size="12pt" officeooo:rsid="0168bdaa" officeooo:paragraph-rsid="0168bdaa" style:font-size-asian="10.5pt" style:font-size-complex="12pt"/>
    </style:style>
    <style:style style:name="P31" style:family="paragraph" style:parent-style-name="Standard">
      <style:paragraph-properties fo:text-align="start" style:justify-single-word="false" fo:padding="0.049cm" fo:border="0.06pt solid #000000" style:shadow="none"/>
      <style:text-properties style:font-name="Courier New" fo:font-size="12pt" officeooo:rsid="0168bdaa" officeooo:paragraph-rsid="0168bdaa" style:font-size-asian="10.5pt" style:font-size-complex="12pt"/>
    </style:style>
    <style:style style:name="P32" style:family="paragraph" style:parent-style-name="Standard">
      <style:paragraph-properties fo:text-align="justify" style:justify-single-word="false" fo:padding="0.049cm" fo:border="0.06pt solid #000000" style:shadow="none"/>
      <style:text-properties fo:font-variant="normal" fo:text-transform="none" fo:color="#000000" style:font-name="Courier New" fo:font-size="12pt" fo:letter-spacing="normal" fo:font-style="normal" fo:font-weight="normal" officeooo:rsid="017b5ff6" officeooo:paragraph-rsid="017b5ff6" style:font-size-asian="10.5pt" style:font-size-complex="12pt"/>
    </style:style>
    <style:style style:name="P33" style:family="paragraph" style:parent-style-name="Standard">
      <style:paragraph-properties fo:text-align="justify" style:justify-single-word="false" fo:padding="0cm" fo:border="none" style:shadow="none" style:join-border="false"/>
      <style:text-properties style:font-name="Times New Roman" fo:font-size="14pt" officeooo:rsid="004e1a84" officeooo:paragraph-rsid="00f3619c" style:font-size-asian="14pt" style:font-size-complex="14pt"/>
    </style:style>
    <style:style style:name="P34" style:family="paragraph" style:parent-style-name="Standard">
      <style:paragraph-properties fo:text-align="justify" style:justify-single-word="false" fo:padding="0cm" fo:border="none" style:shadow="none" style:join-border="false"/>
      <style:text-properties style:font-name="Times New Roman" fo:font-size="14pt" officeooo:rsid="004e1a84" officeooo:paragraph-rsid="004e1a84" style:font-size-asian="14pt" style:font-size-complex="14pt"/>
    </style:style>
    <style:style style:name="P35" style:family="paragraph" style:parent-style-name="Standard">
      <style:paragraph-properties fo:text-align="justify" style:justify-single-word="false" fo:padding="0cm" fo:border="none" style:shadow="none" style:join-border="false"/>
      <style:text-properties style:font-name="Times New Roman" fo:font-size="12pt" officeooo:rsid="0198e9bd" officeooo:paragraph-rsid="0198e9bd" style:font-size-asian="10.5pt" style:font-size-complex="12pt"/>
    </style:style>
    <style:style style:name="P36" style:family="paragraph" style:parent-style-name="Standard">
      <style:paragraph-properties fo:text-align="justify" style:justify-single-word="false" fo:padding="0cm" fo:border="none" style:shadow="none" style:join-border="false"/>
      <style:text-properties style:font-name="Times New Roman" fo:font-size="12pt" officeooo:rsid="004e1a84" officeooo:paragraph-rsid="00f3619c" style:font-size-asian="12pt" style:font-size-complex="12pt"/>
    </style:style>
    <style:style style:name="P37" style:family="paragraph" style:parent-style-name="Standard">
      <style:paragraph-properties fo:text-align="justify" style:justify-single-word="false" fo:padding="0cm" fo:border="none" style:shadow="none" style:join-border="false"/>
      <style:text-properties style:font-name="Times New Roman" fo:font-size="12pt" officeooo:rsid="01849b09" officeooo:paragraph-rsid="01849b09" style:font-size-asian="12pt" style:font-size-complex="12pt"/>
    </style:style>
    <style:style style:name="P38" style:family="paragraph" style:parent-style-name="Standard">
      <style:paragraph-properties fo:text-align="justify" style:justify-single-word="false" fo:padding="0cm" fo:border="none" style:shadow="none" style:join-border="false"/>
      <style:text-properties style:font-name="Times New Roman" fo:font-size="12pt" officeooo:rsid="01860173" officeooo:paragraph-rsid="01860173" style:font-size-asian="12pt" style:font-size-complex="12pt"/>
    </style:style>
    <style:style style:name="P39" style:family="paragraph" style:parent-style-name="Table_20_Contents">
      <style:paragraph-properties fo:text-align="center" style:justify-single-word="false"/>
      <style:text-properties style:font-name="Times New Roman" fo:font-size="12pt" style:font-size-asian="12pt" style:font-size-complex="12pt"/>
    </style:style>
    <style:style style:name="P40" style:family="paragraph" style:parent-style-name="Table_20_Contents">
      <style:paragraph-properties fo:text-align="justify" style:justify-single-word="false"/>
      <style:text-properties style:font-name="Times New Roman" fo:font-size="12pt" officeooo:rsid="01860173" officeooo:paragraph-rsid="01860173" style:font-size-asian="12pt" style:font-size-complex="12pt"/>
    </style:style>
    <style:style style:name="P41" style:family="paragraph" style:parent-style-name="Table_20_Contents">
      <style:paragraph-properties fo:text-align="center" style:justify-single-word="false"/>
      <style:text-properties style:font-name="Times New Roman" fo:font-size="12pt" officeooo:rsid="01892bc1" officeooo:paragraph-rsid="01892bc1" style:font-size-asian="12pt" style:font-size-complex="12pt"/>
    </style:style>
    <style:style style:name="P42" style:family="paragraph" style:parent-style-name="Table_20_Contents">
      <style:paragraph-properties fo:text-align="center" style:justify-single-word="false"/>
      <style:text-properties style:font-name="Times New Roman" fo:font-size="12pt" officeooo:rsid="018dac7b" officeooo:paragraph-rsid="018dac7b" style:font-size-asian="12pt" style:font-size-complex="12pt"/>
    </style:style>
    <style:style style:name="P43" style:family="paragraph" style:parent-style-name="Table_20_Contents">
      <style:paragraph-properties fo:text-align="center" style:justify-single-word="false"/>
      <style:text-properties style:font-name="Times New Roman" fo:font-size="12pt" fo:font-weight="bold" officeooo:rsid="01860173" officeooo:paragraph-rsid="01860173"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Times New Roman" fo:font-size="12pt" fo:font-weight="bold" officeooo:rsid="0188a8a2" officeooo:paragraph-rsid="0188a8a2" style:font-size-asian="12pt" style:font-weight-asian="bold" style:font-size-complex="12pt" style:font-weight-complex="bold"/>
    </style:style>
    <style:style style:name="P45" style:family="paragraph" style:parent-style-name="Standard">
      <style:paragraph-properties fo:text-align="justify" style:justify-single-word="false" fo:padding="0cm" fo:border="none" style:shadow="none" style:join-border="false"/>
      <style:text-properties style:font-name="Times New Roman" fo:font-size="12pt" officeooo:rsid="019770b0" officeooo:paragraph-rsid="019770b0" style:font-size-asian="10.5pt" style:font-size-complex="12pt"/>
    </style:style>
    <style:style style:name="P46" style:family="paragraph" style:parent-style-name="Standard">
      <style:paragraph-properties fo:text-align="justify" style:justify-single-word="false" fo:padding="0cm" fo:border="none" style:shadow="none" style:join-border="false"/>
      <style:text-properties style:font-name="Times New Roman" fo:font-size="12pt" officeooo:rsid="01a9e4a2" officeooo:paragraph-rsid="01a9e4a2" style:font-size-asian="10.5pt" style:font-size-complex="12pt"/>
    </style:style>
    <style:style style:name="P47" style:family="paragraph" style:parent-style-name="Standard">
      <style:paragraph-properties fo:text-align="justify" style:justify-single-word="false" fo:padding="0cm" fo:border="none" style:shadow="none" style:join-border="false"/>
      <style:text-properties style:font-name="Times New Roman" fo:font-size="12pt" officeooo:rsid="01aa8b19" officeooo:paragraph-rsid="01aa8b19" style:font-size-asian="10.5pt" style:font-size-complex="12pt"/>
    </style:style>
    <style:style style:name="P48" style:family="paragraph" style:parent-style-name="Table_20_Contents">
      <style:paragraph-properties fo:text-align="center" style:justify-single-word="false"/>
      <style:text-properties style:font-name="Times New Roman" fo:font-size="12pt" officeooo:rsid="01a7eb78" officeooo:paragraph-rsid="01a7eb78" style:font-size-asian="12pt" style:font-size-complex="12pt"/>
    </style:style>
    <style:style style:name="P49" style:family="paragraph" style:parent-style-name="Table_20_Contents">
      <style:paragraph-properties fo:text-align="center" style:justify-single-word="false"/>
      <style:text-properties style:font-name="Times New Roman" fo:font-size="12pt" officeooo:rsid="01a9e4a2" officeooo:paragraph-rsid="01a9e4a2"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10a2b9c" style:font-style-asian="normal" style:font-style-complex="normal"/>
    </style:style>
    <style:style style:name="T3" style:family="text">
      <style:text-properties fo:font-style="normal" officeooo:rsid="0165b2ad" style:font-style-asian="normal" style:font-style-complex="normal"/>
    </style:style>
    <style:style style:name="T4" style:family="text">
      <style:text-properties officeooo:rsid="0165b2ad"/>
    </style:style>
    <style:style style:name="T5" style:family="text">
      <style:text-properties style:font-name="Courier New"/>
    </style:style>
    <style:style style:name="T6" style:family="text">
      <style:text-properties style:font-name="Courier New" fo:font-style="normal" officeooo:rsid="0165b2ad" style:font-style-asian="normal" style:font-style-complex="normal"/>
    </style:style>
    <style:style style:name="T7" style:family="text">
      <style:text-properties style:font-name="Courier New" officeooo:rsid="016a4041"/>
    </style:style>
    <style:style style:name="T8" style:family="text">
      <style:text-properties officeooo:rsid="01690db5"/>
    </style:style>
    <style:style style:name="T9" style:family="text">
      <style:text-properties officeooo:rsid="016a4041"/>
    </style:style>
    <style:style style:name="T10" style:family="text">
      <style:text-properties officeooo:rsid="016b0c2a"/>
    </style:style>
    <style:style style:name="T11" style:family="text">
      <style:text-properties officeooo:rsid="016c847d"/>
    </style:style>
    <style:style style:name="T12" style:family="text">
      <style:text-properties officeooo:rsid="0173b9b2"/>
    </style:style>
    <style:style style:name="T13" style:family="text">
      <style:text-properties officeooo:rsid="0177cce8"/>
    </style:style>
    <style:style style:name="T14" style:family="text">
      <style:text-properties officeooo:rsid="01794a37"/>
    </style:style>
    <style:style style:name="T15" style:family="text">
      <style:text-properties officeooo:rsid="017b5ff6"/>
    </style:style>
    <style:style style:name="T16" style:family="text">
      <style:text-properties officeooo:rsid="017cc4cb"/>
    </style:style>
    <style:style style:name="T17" style:family="text">
      <style:text-properties officeooo:rsid="017e6a23"/>
    </style:style>
    <style:style style:name="T18" style:family="text">
      <style:text-properties officeooo:rsid="0181b1b3"/>
    </style:style>
    <style:style style:name="T19" style:family="text">
      <style:text-properties officeooo:rsid="0187eab3"/>
    </style:style>
    <style:style style:name="T20" style:family="text">
      <style:text-properties officeooo:rsid="01993bb3"/>
    </style:style>
    <style:style style:name="T21" style:family="text">
      <style:text-properties officeooo:rsid="019c38aa"/>
    </style:style>
    <style:style style:name="T22" style:family="text">
      <style:text-properties officeooo:rsid="01a23deb"/>
    </style:style>
    <style:style style:name="T23" style:family="text">
      <style:text-properties officeooo:rsid="01a2bcac"/>
    </style:style>
    <style:style style:name="T24" style:family="text">
      <style:text-properties officeooo:rsid="01a9e4a2"/>
    </style:style>
    <style:style style:name="T25" style:family="text">
      <style:text-properties officeooo:rsid="01ab151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Politechnika Wrocławska</text:p>
      <text:p text:style-name="P1">Wydział Podstawowych Problemów Techniki</text:p>
      <text:p text:style-name="P1"/>
      <text:p text:style-name="P1"/>
      <text:p text:style-name="P1"/>
      <text:p text:style-name="P1"/>
      <text:p text:style-name="P1"/>
      <text:p text:style-name="P1"/>
      <text:p text:style-name="P2">Obliczenia naukowe</text:p>
      <text:p text:style-name="P3">Sprawozdanie z zajęć laboratoryjnych</text:p>
      <text:p text:style-name="P3"/>
      <text:p text:style-name="P3"/>
      <text:p text:style-name="P3"/>
      <text:p text:style-name="P3">Lista <text:span text:style-name="T4">5</text:span></text:p>
      <text:p text:style-name="P4"/>
      <text:p text:style-name="P4"/>
      <text:p text:style-name="P4"/>
      <text:p text:style-name="P4"/>
      <text:p text:style-name="P4"/>
      <text:p text:style-name="P4"/>
      <text:p text:style-name="P5">Autor:</text:p>
      <text:p text:style-name="P5">Jakub Pezda</text:p>
      <text:p text:style-name="P5">22142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oft-page-break/>1.1 Opis problemu</text:p>
      <text:p text:style-name="P6"/>
      <text:p text:style-name="P7"><text:span text:style-name="T1">Ćwiczenie polega na </text:span><text:span text:style-name="T2">napisaniu funkcji </text:span><text:span text:style-name="T3">rozwiązującej układ </text:span><text:span text:style-name="T6">Ax = b</text:span><text:span text:style-name="T3"> metodą eliminacji Gaussa uwzględniającą specyficzną postać macierzy </text:span><text:span text:style-name="T6">A</text:span><text:span text:style-name="T3"> dla dwóch wariantów:</text:span></text:p>
      <text:p text:style-name="P7"/>
      <text:p text:style-name="P16">a)<text:tab/>bez wyboru elementu głównego</text:p>
      <text:p text:style-name="P16">b) <text:tab/>z częściowym wyborem elementu głównego</text:p>
      <text:p text:style-name="P6"/>
      <text:p text:style-name="P18">1.2 Rozwiązanie</text:p>
      <text:p text:style-name="P9"/>
      <text:p text:style-name="P10">Do rozwiązania równania użyto zmodyfikowanej wersji <text:span text:style-name="T9">eliminacji Gaussa. W związku ze specyficzną budową macierzy </text:span><text:span text:style-name="T7">A</text:span><text:span text:style-name="T9"> nie musimy zerować wszystkich elementów dla danej kolumny. Po drugie przy zerowaniu danego elementu nie trzeba zmieniać wszystkich wartości w tym rzędzie, wystarczy zmienić tylko te, nad którymi może być liczba różna od zera. </text:span></text:p>
      <text:p text:style-name="P11">Można zauważyć, że <text:span text:style-name="T22">ostatni indeks elementu o wartości</text:span> <text:span text:style-name="T11">różnej od zera </text:span>w danej kolumnie zawsze jest równ<text:span text:style-name="T22">y</text:span> wielokrotności liczby l. Dla kolumn [1, l) jest to l, dla kolumn [l, 2l) jest to 2l, itd. <text:span text:style-name="T10">Aby obliczyć, do którego wiersza zerować elementy skorzystano ze wzoru</text:span><text:span text:style-name="T10"><draw:frame draw:style-name="fr1" draw:name="Obiekt11" text:anchor-type="as-char" svg:y="-0.568cm" svg:width="1.764cm" svg:height="0.833cm" draw:z-index="0"><draw:object xlink:href="./Object 11" xlink:type="simple" xlink:show="embed" xlink:actuate="onLoad"/><draw:image xlink:href="./ObjectReplacements/Object 11" xlink:type="simple" xlink:show="embed" xlink:actuate="onLoad"/></draw:frame></text:span></text:p>
      <text:p text:style-name="P15">Ostatni indeks elementu w rzędzie k, który może mieć wartość różną od zera wynosi min(k + l, n). Z tego wynika, że zerując element w danym rzędzie nie musimy zmieniać wartości wszystkich pozostałych elementów tylko do elementu k + l. </text:p>
      <text:p text:style-name="P13"/>
      <text:p text:style-name="P13">Po wykonaniu eliminacji Gaussa skorzystano ze zmodyfikowanego algorytmu podstawiania wstecz. Z łatwością można zauważyć, że <text:span text:style-name="T23">ostatni indeks elementu, który należy dodać do sumy</text:span> dla danego rzędu <text:span text:style-name="T5">k</text:span> <text:span text:style-name="T23">wynosi</text:span> <text:span text:style-name="T5">k + l</text:span>. </text:p>
      <text:p text:style-name="P14">Poniżej przedstawiono pseudokod całego algorytmu.</text:p>
      <text:p text:style-name="P12"/>
      <text:p text:style-name="P30">function solveLinearSystem(A, n, l, b)</text:p>
      <text:p text:style-name="P31"><text:tab/>for k in 1:n - 1</text:p>
      <text:p text:style-name="P31"><text:tab/><text:tab/>rowsToReset = l + l * floor(k / l)</text:p>
      <text:p text:style-name="P31"><text:tab/><text:tab/>columns = min(k + l, n)</text:p>
      <text:p text:style-name="P31"><text:tab/><text:tab/>for i in k + 1:rowsToReset</text:p>
      <text:p text:style-name="P31"><text:tab/><text:tab/><text:tab/>z = A[i, k] / A[k, k]</text:p>
      <text:p text:style-name="P31"><text:tab/><text:tab/><text:tab/>A[i, k] = 0</text:p>
      <text:p text:style-name="P31"><text:tab/><text:tab/><text:tab/>for j in k + 1:columns</text:p>
      <text:p text:style-name="P31"><text:tab/><text:tab/><text:tab/><text:tab/>A[i, j] = A[i, j] - z * A[k, j]</text:p>
      <text:p text:style-name="P31"><text:tab/><text:tab/><text:tab/>b[i] = b[i] - z * b[k]</text:p>
      <text:p text:style-name="P31"/>
      <text:p text:style-name="P31"><text:tab/>for i in n:-1:1</text:p>
      <text:p text:style-name="P31"><text:tab/><text:tab/>suma = 0.0</text:p>
      <text:p text:style-name="P31"><text:tab/><text:tab/>limit = min(n, i + l)</text:p>
      <text:p text:style-name="P31"><text:tab/><text:tab/>for j in i + 1:limit</text:p>
      <text:p text:style-name="P31"><text:tab/><text:tab/><text:tab/>suma += A[i, j] * x[j]</text:p>
      <text:p text:style-name="P31"><text:tab/><text:tab/>x[i] = (b[i] - suma) / A[i, i]</text:p>
      <text:p text:style-name="P31"><text:tab/>return x</text:p>
      <text:p text:style-name="P8">Listing 1: <text:span text:style-name="T8">Funkcja rozwiązująca układ metodą eliminacji Gaussa</text:span></text:p>
      <text:p text:style-name="P19"/>
      <text:p text:style-name="P21">Funkcja jako argumenty przyjmuje macierz A, wielkość macierzy n, wielkość macierzy wewnętrznych l oraz wektor b.</text:p>
      <text:p text:style-name="P21"/>
      <text:p text:style-name="P22">Ilość elementów w kolumnie do wyzerowania wynosi maksymalnie l. Ilość elementów w rzędzie do <text:s/>zmiany może wynieść <text:span text:style-name="T13">maksymalnie </text:span>l. <text:span text:style-name="T14">Ponieważ l jest stałą można ją pominąć więc złożoność </text:span><text:soft-page-break/><text:span text:style-name="T14">czasowa zmodyfikowanej metody eliminacji Gaussa wynosi O(n). Podobnie można zauważyć, że pętla wewnętrzna algorytmu podstawiania wstecz jest zależna od stałej więc tu również złożoność czasowa wyniesie O(n). Dokładne porównanie czasów działania rozwiązywania układu Ax = b pokazano w kolejnym podpunkcie. </text:span></text:p>
      <text:p text:style-name="P23"/>
      <text:p text:style-name="P24">Do napisania funkcji rozwiązującej układ Ax = b <text:span text:style-name="T15">metodą eliminacji Gaussa </text:span>z częściowym wyborem elementu głównego zmodyfikowano funkcję przedstawioną na listingu 1.</text:p>
      <text:p text:style-name="P24"/>
      <text:p text:style-name="P32">function solveLinearSystemWithRootElement(A, n, l, b)</text:p>
      <text:p text:style-name="P32"><text:tab/>p – <text:span text:style-name="T16">tablica liczba od 1 do n</text:span></text:p>
      <text:p text:style-name="P32"><text:tab/>for k in 1:n - 1</text:p>
      <text:p text:style-name="P32"><text:tab/><text:tab/>rowsToReset = l + l * floor(k / l)</text:p>
      <text:p text:style-name="P32"><text:tab/><text:tab/>for i in k + 1:rowsToReset</text:p>
      <text:p text:style-name="P32"><text:tab/><text:tab/><text:tab/><text:span text:style-name="T17">#Jeżeli A[p[k], k] = 0</text:span></text:p>
      <text:p text:style-name="P32"><text:tab/><text:tab/><text:tab/><text:tab/><text:span text:style-name="T17">#znajdź element o największej wartości co do modułu w tej kolumnie</text:span></text:p>
      <text:p text:style-name="P32"><text:tab/><text:tab/><text:tab/><text:tab/><text:span text:style-name="T17">#zamień kolumny w tablicy p</text:span></text:p>
      <text:p text:style-name="P32"><text:tab/><text:tab/><text:tab/>z = A[p[i], k] / A[p[k], k]</text:p>
      <text:p text:style-name="P32"><text:tab/><text:tab/><text:tab/>A[p[i], k] = 0</text:p>
      <text:p text:style-name="P32"/>
      <text:p text:style-name="P32"><text:tab/><text:tab/><text:tab/>columns = min(p[i] + l, n)</text:p>
      <text:p text:style-name="P32"><text:tab/><text:tab/><text:tab/>for j in k + 1:columns</text:p>
      <text:p text:style-name="P32"><text:tab/><text:tab/><text:tab/><text:tab/>A[p[i], j] = A[p[i], j] - z * A[p[k], j]</text:p>
      <text:p text:style-name="P32"><text:tab/><text:tab/><text:tab/>b[p[i]] = b[p[i]] - z * b[p[k]]</text:p>
      <text:p text:style-name="P32"/>
      <text:p text:style-name="P32"><text:tab/>for i in n:-1:1</text:p>
      <text:p text:style-name="P32"><text:tab/><text:tab/>suma = 0.0</text:p>
      <text:p text:style-name="P32"><text:tab/><text:tab/>limit = min(n, p[i] + l)</text:p>
      <text:p text:style-name="P32"><text:tab/><text:tab/>for j in i + 1:n</text:p>
      <text:p text:style-name="P32"><text:tab/><text:tab/><text:tab/>suma += A[p[i], j] * x[j]</text:p>
      <text:p text:style-name="P32"><text:tab/><text:tab/>x[i] = (b[p[i]] - suma) / A[p[i], i]</text:p>
      <text:p text:style-name="P32"><text:tab/><text:span text:style-name="T17">return x</text:span></text:p>
      <text:p text:style-name="P25">Listing 2: <text:span text:style-name="T8">Funkcja rozwiązująca układ metodą eliminacji Gaussa </text:span>z częściowym wyborem elementu głównego</text:p>
      <text:p text:style-name="P25"/>
      <text:p text:style-name="P27">Przed obliczeniem ilorazu dwóch elementów należy sprawdzić czy element na przekątnej jest różny od zera. Jeżeli nie jest, to trzeba znaleźć element w tej samej kolumnie o największej wartości co do modułu i zamienić miejscami dw<text:span text:style-name="T18">a rzędy</text:span>. <text:span text:style-name="T21">Rozwiązanie układu równań nie zależy od kolejności w jakiej równania są ustawione, więc zmiana rzędów macierzy nie wpłynie na końcowy wynik. W pozostałej części algorytm nie zmienia działania.</text:span></text:p>
      <text:p text:style-name="P26"/>
      <text:p text:style-name="P29"><text:span text:style-name="T12">1</text:span>.3 Wyniki</text:p>
      <text:p text:style-name="P20"/>
      <text:p text:style-name="P28">Poniżej przedstawiono czasy działania algorytmów dla danych testowych.</text:p>
      <text:p text:style-name="P36"/>
      <text:p text:style-name="P36"/>
      <text:p text:style-name="P37">n – wielkość macierzy A</text:p>
      <text:p text:style-name="P37">l – wielkość macierzy wewnętrznej</text:p>
      <text:p text:style-name="P38">t – czas działania <text:span text:style-name="T19">(w sekundach)</text:span></text:p>
      <text:p text:style-name="P38">m – zużycie pamięci</text:p>
      <text:p text:style-name="P36"/>
      <text:p text:style-name="P36"/>
      <table:table table:name="Tabela2" table:style-name="Tabela2">
        <table:table-column table:style-name="Tabela2.A" table:number-columns-repeated="2"/>
        <table:table-column table:style-name="Tabela2.C"/>
        <table:table-column table:style-name="Tabela2.D"/>
        <table:table-column table:style-name="Tabela2.E"/>
        <table:table-column table:style-name="Tabela2.F"/>
        <table:table-column table:style-name="Tabela2.D"/>
        <table:table-column table:style-name="Tabela2.C"/>
        <text:soft-page-break/>
        <table:table-row>
          <table:table-cell table:style-name="Tabela2.A1" office:value-type="string">
            <text:p text:style-name="P40"/>
          </table:table-cell>
          <table:table-cell table:style-name="Tabela2.A1" office:value-type="string">
            <text:p text:style-name="P39"/>
          </table:table-cell>
          <table:table-cell table:style-name="Tabela2.A1" table:number-columns-spanned="2" office:value-type="string">
            <text:p text:style-name="P44">X = A \ b</text:p>
          </table:table-cell>
          <table:covered-table-cell/>
          <table:table-cell table:style-name="Tabela2.A1" table:number-columns-spanned="2" office:value-type="string">
            <text:p text:style-name="P44">Bez wyboru elementu głównego</text:p>
          </table:table-cell>
          <table:covered-table-cell/>
          <table:table-cell table:style-name="Tabela2.G1" table:number-columns-spanned="2" office:value-type="string">
            <text:p text:style-name="P44">Z częściowym wyborem elementu głównego</text:p>
          </table:table-cell>
          <table:covered-table-cell/>
        </table:table-row>
        <table:table-row>
          <table:table-cell table:style-name="Tabela2.A2" office:value-type="string">
            <text:p text:style-name="P43">n</text:p>
          </table:table-cell>
          <table:table-cell table:style-name="Tabela2.A2" office:value-type="string">
            <text:p text:style-name="P43">l</text:p>
          </table:table-cell>
          <table:table-cell table:style-name="Tabela2.A2" office:value-type="string">
            <text:p text:style-name="P44">t</text:p>
          </table:table-cell>
          <table:table-cell table:style-name="Tabela2.A2" office:value-type="string">
            <text:p text:style-name="P44">m</text:p>
          </table:table-cell>
          <table:table-cell table:style-name="Tabela2.A2" office:value-type="string">
            <text:p text:style-name="P44">t</text:p>
          </table:table-cell>
          <table:table-cell table:style-name="Tabela2.A2" office:value-type="string">
            <text:p text:style-name="P44">m</text:p>
          </table:table-cell>
          <table:table-cell table:style-name="Tabela2.A2" office:value-type="string">
            <text:p text:style-name="P44">t</text:p>
          </table:table-cell>
          <table:table-cell table:style-name="Tabela2.H2" office:value-type="string">
            <text:p text:style-name="P44">m</text:p>
          </table:table-cell>
        </table:table-row>
        <table:table-row>
          <table:table-cell table:style-name="Tabela2.A2" office:value-type="string">
            <text:p text:style-name="P42">9</text:p>
          </table:table-cell>
          <table:table-cell table:style-name="Tabela2.A2" office:value-type="string">
            <text:p text:style-name="P42">3</text:p>
          </table:table-cell>
          <table:table-cell table:style-name="Tabela2.A2" office:value-type="string">
            <text:p text:style-name="P48">0.000085</text:p>
          </table:table-cell>
          <table:table-cell table:style-name="Tabela2.A2" office:value-type="string">
            <text:p text:style-name="P48">35.867 <text:span text:style-name="T24">KB</text:span></text:p>
          </table:table-cell>
          <table:table-cell table:style-name="Tabela2.A2" office:value-type="string">
            <text:p text:style-name="P49">0.000012</text:p>
          </table:table-cell>
          <table:table-cell table:style-name="Tabela2.A2" office:value-type="string">
            <text:p text:style-name="P49">1.625 KB</text:p>
          </table:table-cell>
          <table:table-cell table:style-name="Tabela2.A2" office:value-type="string">
            <text:p text:style-name="P49">0.000011</text:p>
          </table:table-cell>
          <table:table-cell table:style-name="Tabela2.H2" office:value-type="string">
            <text:p text:style-name="P49">1.813 KB</text:p>
          </table:table-cell>
        </table:table-row>
        <table:table-row>
          <table:table-cell table:style-name="Tabela2.A2" office:value-type="string">
            <text:p text:style-name="P41">1000</text:p>
          </table:table-cell>
          <table:table-cell table:style-name="Tabela2.A2" office:value-type="string">
            <text:p text:style-name="P41">4</text:p>
          </table:table-cell>
          <table:table-cell table:style-name="Tabela2.A2" office:value-type="string">
            <text:p text:style-name="P49">0.001603</text:p>
          </table:table-cell>
          <table:table-cell table:style-name="Tabela2.A2" office:value-type="string">
            <text:p text:style-name="P49">1.436 MB</text:p>
          </table:table-cell>
          <table:table-cell table:style-name="Tabela2.A2" office:value-type="string">
            <text:p text:style-name="P49">0.002165</text:p>
          </table:table-cell>
          <table:table-cell table:style-name="Tabela2.A2" office:value-type="string">
            <text:p text:style-name="P49">195.469 KB</text:p>
          </table:table-cell>
          <table:table-cell table:style-name="Tabela2.A2" office:value-type="string">
            <text:p text:style-name="P49">0.009321</text:p>
          </table:table-cell>
          <table:table-cell table:style-name="Tabela2.H2" office:value-type="string">
            <text:p text:style-name="P49">203.438 KB</text:p>
          </table:table-cell>
        </table:table-row>
      </table:table>
      <text:p text:style-name="P33"/>
      <text:p text:style-name="P45"/>
      <text:p text:style-name="P46">Poniższy wykres prezentuje czasy działania algorytmów dla l = 2.</text:p>
      <text:p text:style-name="P45"/>
      <text:p text:style-name="P45"><draw:frame draw:style-name="fr2" draw:name="Obiekt1" text:anchor-type="paragraph" svg:width="15.986cm" svg:height="9.006cm" draw:z-index="1"><draw:object xlink:href="./Object 1" xlink:type="simple" xlink:show="embed" xlink:actuate="onLoad"/><draw:image xlink:href="./ObjectReplacements/Object 1" xlink:type="simple" xlink:show="embed" xlink:actuate="onLoad"/></draw:frame></text:p>
      <text:p text:style-name="P46">Poniższy wykres prezentuje czasy działania algorytmów dla l = 3.</text:p>
      <text:p text:style-name="P45"/>
      <text:p text:style-name="P45"/>
      <text:p text:style-name="P45"><draw:frame draw:style-name="fr2" draw:name="Obiekt2" text:anchor-type="paragraph" svg:width="15.986cm" svg:height="9.006cm" draw:z-index="2"><draw:object xlink:href="./Object 2" xlink:type="simple" xlink:show="embed" xlink:actuate="onLoad"/><draw:image xlink:href="./ObjectReplacements/Object 2" xlink:type="simple" xlink:show="embed" xlink:actuate="onLoad"/></draw:frame></text:p>
      <text:p text:style-name="P47"><text:soft-page-break/>Jak widać na powyższych przykładach szybkość zaimplementowanego algorytmu jest bardzo zależna od wielkości wewnętrznych macierzy. <text:s/>Dla l = 2 algorytm spisuje się bardzo dobrze nawet dla macierzy o n = 1000. Dla l = 3 oraz n = 800 funkcja jest już trochę wolniejsza od funkcji wbudowanej. Należy jednak zwrócić również uwagę na zużycie pamięci, które w zaimplementowanym algorytmie jest kilkakrotnie niższe niż w domyślnym. Algorytm z częściowym wyborem elementu głównego <text:span text:style-name="T25">dla n &gt; 150 jest najwolniejszy niezależnie od przyjętego l. </text:span></text:p>
      <text:p text:style-name="P33"/>
      <text:p text:style-name="P34"><text:span text:style-name="T12">1</text:span>.4 Wnioski</text:p>
      <text:p text:style-name="P34"/>
      <text:p text:style-name="P35">Algorytm eliminacji Gaussa bez wyboru elementu głównego nie zadziała, gdy któryś z elementów głównych będzie wynosić 0. <text:span text:style-name="T20">Algorytm wykonuje dużą liczbę działań arytmetycznych co może prowadzić do błędów związanych z reprezentacją liczb. Algorytm z częściowym wyborem elementu głównego wymaga dodatkowych przejrzeń w kolumnie lecz jest odporny na dzielenie przez z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0:35:46.377736497</meta:creation-date>
    <dc:date>2017-01-16T21:43:23.020761776</dc:date>
    <meta:editing-duration>P1DT3H52M43S</meta:editing-duration>
    <meta:editing-cycles>397</meta:editing-cycles>
    <meta:generator>LibreOffice/4.3.3.2$Linux_X86_64 LibreOffice_project/430m0$Build-2</meta:generator>
    <meta:document-statistic meta:table-count="1" meta:image-count="0" meta:object-count="3" meta:page-count="5" meta:paragraph-count="100" meta:word-count="870" meta:character-count="5290" meta:non-whitespace-character-count="44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3">
      <style:chart-properties chart:symbol-type="named-symbol" chart:symbol-name="square"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3">
      <style:chart-properties chart:symbol-type="named-symbol" chart:symbol-name="diamond"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3">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5cm" svg:height="9.006cm" xlink:href="." xlink:type="simple" chart:class="chart:line" chart:style-name="ch1">
        <chart:legend chart:legend-position="bottom" svg:x="1.077cm" svg:y="7.725cm" style:legend-expansion="wide" chart:style-name="ch2"/>
        <chart:plot-area chart:style-name="ch3" chart:data-source-has-labels="both" svg:x="0.319cm" svg:y="0.18cm" svg:width="15.347cm" svg:height="7.365cm">
          <chartooo:coordinate-region svg:x="1.417cm" svg:y="0.379cm" svg:width="13.878cm" svg:height="6.519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line">
            <chart:data-point chart:repeated="10"/>
          </chart:series>
          <chart:series chart:style-name="ch8" chart:values-cell-range-address="local-table.$C$2:.$C$11" chart:label-cell-address="local-table.$C$1" chart:class="chart:line">
            <chart:data-point chart:repeated="10"/>
          </chart:series>
          <chart:series chart:style-name="ch9" chart:values-cell-range-address="local-table.$D$2:.$D$11" chart:label-cell-address="local-table.$D$1"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x = A \ b</text:p>
              </table:table-cell>
              <table:table-cell office:value-type="string">
                <text:p>Bez wyboru elementu głównego</text:p>
              </table:table-cell>
              <table:table-cell office:value-type="string">
                <text:p>Z częściowym wyborem elementu głównego</text:p>
              </table:table-cell>
            </table:table-row>
          </table:table-header-rows>
          <table:table-rows>
            <table:table-row>
              <table:table-cell office:value-type="float" office:value="100">
                <text:p>100</text:p>
              </table:table-cell>
              <table:table-cell office:value-type="float" office:value="177">
                <text:p>177</text:p>
              </table:table-cell>
              <table:table-cell office:value-type="float" office:value="34">
                <text:p>34</text:p>
              </table:table-cell>
              <table:table-cell office:value-type="float" office:value="119">
                <text:p>119</text:p>
              </table:table-cell>
            </table:table-row>
            <table:table-row>
              <table:table-cell office:value-type="float" office:value="200">
                <text:p>200</text:p>
              </table:table-cell>
              <table:table-cell office:value-type="float" office:value="278">
                <text:p>278</text:p>
              </table:table-cell>
              <table:table-cell office:value-type="float" office:value="68">
                <text:p>68</text:p>
              </table:table-cell>
              <table:table-cell office:value-type="float" office:value="307">
                <text:p>307</text:p>
              </table:table-cell>
            </table:table-row>
            <table:table-row>
              <table:table-cell office:value-type="float" office:value="300">
                <text:p>300</text:p>
              </table:table-cell>
              <table:table-cell office:value-type="float" office:value="404">
                <text:p>404</text:p>
              </table:table-cell>
              <table:table-cell office:value-type="float" office:value="116">
                <text:p>116</text:p>
              </table:table-cell>
              <table:table-cell office:value-type="float" office:value="637">
                <text:p>637</text:p>
              </table:table-cell>
            </table:table-row>
            <table:table-row>
              <table:table-cell office:value-type="float" office:value="400">
                <text:p>400</text:p>
              </table:table-cell>
              <table:table-cell office:value-type="float" office:value="515">
                <text:p>515</text:p>
              </table:table-cell>
              <table:table-cell office:value-type="float" office:value="143">
                <text:p>143</text:p>
              </table:table-cell>
              <table:table-cell office:value-type="float" office:value="1127">
                <text:p>1127</text:p>
              </table:table-cell>
            </table:table-row>
            <table:table-row>
              <table:table-cell office:value-type="float" office:value="500">
                <text:p>500</text:p>
              </table:table-cell>
              <table:table-cell office:value-type="float" office:value="634">
                <text:p>634</text:p>
              </table:table-cell>
              <table:table-cell office:value-type="float" office:value="191">
                <text:p>191</text:p>
              </table:table-cell>
              <table:table-cell office:value-type="float" office:value="1671">
                <text:p>1671</text:p>
              </table:table-cell>
            </table:table-row>
            <table:table-row>
              <table:table-cell office:value-type="float" office:value="600">
                <text:p>600</text:p>
              </table:table-cell>
              <table:table-cell office:value-type="float" office:value="748">
                <text:p>748</text:p>
              </table:table-cell>
              <table:table-cell office:value-type="float" office:value="243">
                <text:p>243</text:p>
              </table:table-cell>
              <table:table-cell office:value-type="float" office:value="2426">
                <text:p>2426</text:p>
              </table:table-cell>
            </table:table-row>
            <table:table-row>
              <table:table-cell office:value-type="float" office:value="700">
                <text:p>700</text:p>
              </table:table-cell>
              <table:table-cell office:value-type="float" office:value="952">
                <text:p>952</text:p>
              </table:table-cell>
              <table:table-cell office:value-type="float" office:value="319">
                <text:p>319</text:p>
              </table:table-cell>
              <table:table-cell office:value-type="float" office:value="3338">
                <text:p>3338</text:p>
              </table:table-cell>
            </table:table-row>
            <table:table-row>
              <table:table-cell office:value-type="float" office:value="800">
                <text:p>800</text:p>
              </table:table-cell>
              <table:table-cell office:value-type="float" office:value="1050">
                <text:p>1050</text:p>
              </table:table-cell>
              <table:table-cell office:value-type="float" office:value="371">
                <text:p>371</text:p>
              </table:table-cell>
              <table:table-cell office:value-type="float" office:value="4208">
                <text:p>4208</text:p>
              </table:table-cell>
            </table:table-row>
            <table:table-row>
              <table:table-cell office:value-type="float" office:value="900">
                <text:p>900</text:p>
              </table:table-cell>
              <table:table-cell office:value-type="float" office:value="1203">
                <text:p>1203</text:p>
              </table:table-cell>
              <table:table-cell office:value-type="float" office:value="490">
                <text:p>490</text:p>
              </table:table-cell>
              <table:table-cell office:value-type="float" office:value="5300">
                <text:p>5300</text:p>
              </table:table-cell>
            </table:table-row>
            <table:table-row>
              <table:table-cell office:value-type="float" office:value="1000">
                <text:p>1000</text:p>
              </table:table-cell>
              <table:table-cell office:value-type="float" office:value="1364">
                <text:p>1364</text:p>
              </table:table-cell>
              <table:table-cell office:value-type="float" office:value="531">
                <text:p>531</text:p>
              </table:table-cell>
              <table:table-cell office:value-type="float" office:value="6594">
                <text:p>659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math xmlns="http://www.w3.org/1998/Math/MathML" display="block">
  <semantics>
    <mrow>
      <mrow>
        <mi>l</mi>
        <mo stretchy="false">+</mo>
        <mrow>
          <mi>l</mi>
          <mo stretchy="false">∗</mo>
          <mrow>
            <mo fence="true" stretchy="true">⌊</mo>
            <mrow>
              <mfrac>
                <mi>k</mi>
                <mi>l</mi>
              </mfrac>
            </mrow>
            <mo fence="true" stretchy="true">⌋</mo>
          </mrow>
        </mrow>
      </mrow>
      <mi>.</mi>
    </mrow>
    <annotation encoding="StarMath 5.0">l +l*left lfloor  {k} over {l}  right rfloor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
      <style:chart-properties chart:symbol-type="named-symbol" chart:symbol-name="square"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7" style:family="chart" style:data-style-name="N3">
      <style:chart-properties chart:symbol-type="named-symbol" chart:symbol-name="diamond"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3">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5cm" svg:height="9.006cm" xlink:href="." xlink:type="simple" chart:class="chart:line" chart:style-name="ch1">
        <chart:legend chart:legend-position="bottom" svg:x="1.077cm" svg:y="7.725cm" style:legend-expansion="wide" chart:style-name="ch2"/>
        <chart:plot-area chart:style-name="ch3" chart:data-source-has-labels="both" svg:x="0.319cm" svg:y="0.18cm" svg:width="15.347cm" svg:height="7.365cm">
          <chartooo:coordinate-region svg:x="1.496cm" svg:y="0.379cm" svg:width="13.798cm" svg:height="6.519cm"/>
          <chart:axis chart:dimension="x" chart:name="primary-x" chart:style-name="ch4" chartooo:axis-type="auto">
            <chartooo:date-scale/>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series chart:style-name="ch7" chart:values-cell-range-address="local-table.$C$2:.$C$11" chart:label-cell-address="local-table.$C$1" chart:class="chart:line">
            <chart:data-point chart:repeated="10"/>
          </chart:series>
          <chart:series chart:style-name="ch8" chart:values-cell-range-address="local-table.$D$2:.$D$11" chart:label-cell-address="local-table.$D$1" chart:class="chart:line">
            <chart:data-point chart:repeated="1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x = A \ b</text:p>
              </table:table-cell>
              <table:table-cell office:value-type="string">
                <text:p>Bez wyboru elementu głównego</text:p>
              </table:table-cell>
              <table:table-cell office:value-type="string">
                <text:p>Z częściowym wyborem elementu głównego</text:p>
              </table:table-cell>
            </table:table-row>
          </table:table-header-rows>
          <table:table-rows>
            <table:table-row>
              <table:table-cell office:value-type="float" office:value="100">
                <text:p>100</text:p>
              </table:table-cell>
              <table:table-cell office:value-type="float" office:value="208">
                <text:p>208</text:p>
              </table:table-cell>
              <table:table-cell office:value-type="float" office:value="89">
                <text:p>89</text:p>
              </table:table-cell>
              <table:table-cell office:value-type="float" office:value="159">
                <text:p>159</text:p>
              </table:table-cell>
            </table:table-row>
            <table:table-row>
              <table:table-cell office:value-type="float" office:value="200">
                <text:p>200</text:p>
              </table:table-cell>
              <table:table-cell office:value-type="float" office:value="363">
                <text:p>363</text:p>
              </table:table-cell>
              <table:table-cell office:value-type="float" office:value="187">
                <text:p>187</text:p>
              </table:table-cell>
              <table:table-cell office:value-type="float" office:value="466">
                <text:p>466</text:p>
              </table:table-cell>
            </table:table-row>
            <table:table-row>
              <table:table-cell office:value-type="float" office:value="300">
                <text:p>300</text:p>
              </table:table-cell>
              <table:table-cell office:value-type="float" office:value="492">
                <text:p>492</text:p>
              </table:table-cell>
              <table:table-cell office:value-type="float" office:value="294">
                <text:p>294</text:p>
              </table:table-cell>
              <table:table-cell office:value-type="float" office:value="942">
                <text:p>942</text:p>
              </table:table-cell>
            </table:table-row>
            <table:table-row>
              <table:table-cell office:value-type="float" office:value="400">
                <text:p>400</text:p>
              </table:table-cell>
              <table:table-cell office:value-type="float" office:value="665">
                <text:p>665</text:p>
              </table:table-cell>
              <table:table-cell office:value-type="float" office:value="433">
                <text:p>433</text:p>
              </table:table-cell>
              <table:table-cell office:value-type="float" office:value="1832">
                <text:p>1832</text:p>
              </table:table-cell>
            </table:table-row>
            <table:table-row>
              <table:table-cell office:value-type="float" office:value="500">
                <text:p>500</text:p>
              </table:table-cell>
              <table:table-cell office:value-type="float" office:value="893">
                <text:p>893</text:p>
              </table:table-cell>
              <table:table-cell office:value-type="float" office:value="655">
                <text:p>655</text:p>
              </table:table-cell>
              <table:table-cell office:value-type="float" office:value="2792">
                <text:p>2792</text:p>
              </table:table-cell>
            </table:table-row>
            <table:table-row>
              <table:table-cell office:value-type="float" office:value="600">
                <text:p>600</text:p>
              </table:table-cell>
              <table:table-cell office:value-type="float" office:value="999">
                <text:p>999</text:p>
              </table:table-cell>
              <table:table-cell office:value-type="float" office:value="861">
                <text:p>861</text:p>
              </table:table-cell>
              <table:table-cell office:value-type="float" office:value="3402">
                <text:p>3402</text:p>
              </table:table-cell>
            </table:table-row>
            <table:table-row>
              <table:table-cell office:value-type="float" office:value="700">
                <text:p>700</text:p>
              </table:table-cell>
              <table:table-cell office:value-type="float" office:value="1155">
                <text:p>1155</text:p>
              </table:table-cell>
              <table:table-cell office:value-type="float" office:value="1068">
                <text:p>1068</text:p>
              </table:table-cell>
              <table:table-cell office:value-type="float" office:value="4708">
                <text:p>4708</text:p>
              </table:table-cell>
            </table:table-row>
            <table:table-row>
              <table:table-cell office:value-type="float" office:value="800">
                <text:p>800</text:p>
              </table:table-cell>
              <table:table-cell office:value-type="float" office:value="1229">
                <text:p>1229</text:p>
              </table:table-cell>
              <table:table-cell office:value-type="float" office:value="1387">
                <text:p>1387</text:p>
              </table:table-cell>
              <table:table-cell office:value-type="float" office:value="5827">
                <text:p>5827</text:p>
              </table:table-cell>
            </table:table-row>
            <table:table-row>
              <table:table-cell office:value-type="float" office:value="900">
                <text:p>900</text:p>
              </table:table-cell>
              <table:table-cell office:value-type="float" office:value="1392">
                <text:p>1392</text:p>
              </table:table-cell>
              <table:table-cell office:value-type="float" office:value="1704">
                <text:p>1704</text:p>
              </table:table-cell>
              <table:table-cell office:value-type="float" office:value="7389">
                <text:p>7389</text:p>
              </table:table-cell>
            </table:table-row>
            <table:table-row>
              <table:table-cell office:value-type="float" office:value="1000">
                <text:p>1000</text:p>
              </table:table-cell>
              <table:table-cell office:value-type="float" office:value="1453">
                <text:p>1453</text:p>
              </table:table-cell>
              <table:table-cell office:value-type="float" office:value="2048">
                <text:p>2048</text:p>
              </table:table-cell>
              <table:table-cell office:value-type="float" office:value="9372">
                <text:p>937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